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bf411" officeooo:paragraph-rsid="000bf411"/>
    </style:style>
    <style:style style:name="P2" style:family="paragraph" style:parent-style-name="Text_20_body">
      <style:text-properties officeooo:rsid="000bf411" officeooo:paragraph-rsid="000bf411"/>
    </style:style>
    <style:style style:name="P3" style:family="paragraph" style:parent-style-name="Text_20_body" style:list-style-name="L2">
      <style:text-properties officeooo:rsid="000bf411" officeooo:paragraph-rsid="000bf411"/>
    </style:style>
    <style:style style:name="P4" style:family="paragraph" style:parent-style-name="Text_20_body">
      <style:paragraph-properties fo:margin-top="1.408cm" fo:margin-bottom="1.655cm" style:contextual-spacing="false" fo:line-height="115%"/>
      <style:text-properties officeooo:rsid="000bf411" officeooo:paragraph-rsid="000bf411"/>
    </style:style>
    <style:style style:name="P5" style:family="paragraph" style:parent-style-name="Text_20_body" style:list-style-name="L2">
      <style:paragraph-properties fo:text-align="center" style:justify-single-word="false"/>
      <style:text-properties officeooo:rsid="000bf411" officeooo:paragraph-rsid="000bf411"/>
    </style:style>
    <style:style style:name="P6" style:family="paragraph" style:parent-style-name="Title">
      <style:text-properties officeooo:rsid="000bf411" officeooo:paragraph-rsid="000bf41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hier des Charges </text:p>
      <text:p text:style-name="P2"/>
      <text:p text:style-name="P1">Sommaire :</text:p>
      <text:list xml:id="list3117465849" text:style-name="L2">
        <text:list-header>
          <text:p text:style-name="P3"/>
          <text:p text:style-name="P5"/>
        </text:list-header>
        <text:list-item>
          <text:p text:style-name="P5">Présentation du Projet </text:p>
        </text:list-item>
        <text:list-item>
          <text:p text:style-name="P5">Fonctionnalité de base </text:p>
        </text:list-item>
        <text:list-item>
          <text:p text:style-name="P5">Mise en Maquette </text:p>
        </text:list-item>
        <text:list-item>
          <text:p text:style-name="P5">Réflexion et création de la base de donnée </text:p>
        </text:list-item>
        <text:list-item>
          <text:p text:style-name="P5">Création d’un fichier Read Me pour expliquer le fonctionnement applicatif</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Présentation du Projet</text:p>
      <text:p text:style-name="P2"/>
      <text:p text:style-name="P4">Création d’un logiciel fonctionnant à l’aide d’une base de donnée permettant une gestion des stocks, <text:s text:c="2"/>la gestion devra permettre un suivi des quantités disponibles de chaque produit et ce de manière contrôlés. Comme fonctionnalités il y’a aussi les catégories de produits selon si ce sont des boissons ou des confiseries, il faudra aussi gérer l’ajout ou la perte des produits si par exemple il y’a l’ajout de 4 canette d’une boisson permettre l’ajout de ses 4 canettes via le logiciel sans passer sur la bdd mais directement depuis une page prévu à cette effet. Et aussi la commande donc l’onglet suivi devra permettre de récupérer une commande donc si je prend 2 dragibus en stock pour les vendres et que je rentre en stock 12 bouteille de tourtel twist permettre l’affichage de cette commande en 1 seul fois et pas 2 pour le même identifiant de comman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13:50:43.161745126</meta:creation-date>
    <dc:date>2025-06-02T19:52:45.248448269</dc:date>
    <meta:editing-duration>PT6H2M2S</meta:editing-duration>
    <meta:editing-cycles>1</meta:editing-cycles>
    <meta:document-statistic meta:table-count="0" meta:image-count="0" meta:object-count="0" meta:page-count="2" meta:paragraph-count="11" meta:word-count="189" meta:character-count="1094" meta:non-whitespace-character-count="914"/>
    <meta:generator>LibreOffice/7.4.7.2$Linux_X86_64 LibreOffice_project/40$Build-2</meta:generator>
  </office:meta>
</office:document-meta>
</file>